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text-line-through-style="solid"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line-through-style="solid"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none"/>
    </style:style>
    <style:style style:name="T3" style:family="text">
      <style:text-properties style:text-line-through-style="none" style:font-name="Times New Roman1"/>
    </style:style>
    <style:style style:name="T4" style:family="text">
      <style:text-properties style:text-line-through-style="none" style:font-name="Times New Roman"/>
    </style:style>
    <style:style style:name="T5" style:family="text">
      <style:text-properties style:text-line-through-style="none" style:font-name="Times New Roman" style:text-underline-style="solid" style:text-underline-width="auto" style:text-underline-color="font-color"/>
    </style:style>
    <style:style style:name="T6" style:family="text">
      <style:text-properties style:text-line-through-style="none" style:font-name="Times New Roman" style:text-underline-style="none"/>
    </style:style>
    <style:style style:name="T7" style:family="text">
      <style:text-properties style:text-line-through-style="none" style:text-position="super 58%" style:font-name="Times New Roman" style:text-underline-style="none"/>
    </style:style>
    <style:style style:name="T8" style:family="text">
      <style:text-properties style:text-line-through-style="none" style:text-position="0% 100%" style:font-name="Times New Roman" style:text-underline-style="none"/>
    </style:style>
    <style:style style:name="T9" style:family="text">
      <style:text-properties style:text-line-through-style="none" style:text-position="0% 100%" style:font-name="Times New Roman" style:text-underline-style="solid" style:text-underline-width="auto" style:text-underline-color="font-color"/>
    </style:style>
    <style:style style:name="T10" style:family="text">
      <style:text-properties style:text-line-through-style="none" style:text-position="0% 100%" style:font-name="Times New Roman1" style:text-underline-style="none"/>
    </style:style>
    <style:style style:name="T11" style:family="text">
      <style:text-properties style:text-line-through-style="none" style:text-position="0% 100%" style:font-name="Times New Roman1" style:text-underline-style="solid" style:text-underline-width="auto" style:text-underline-color="font-color"/>
    </style:style>
    <style:style style:name="T12" style:family="text">
      <style:text-properties style:text-position="0% 100%" style:font-name="Times New Roman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3FF20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13, FF 20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, Hebrew<text:tab/><text:tab/><text:tab/><text:tab/><text:tab/></text:p>
      <text:p text:style-name="P5">Author of letter<text:tab/><text:tab/><text:tab/><text:tab/>Sabato Morais<text:tab/></text:p>
      <text:p text:style-name="P5">Signed letter<text:tab/><text:tab/><text:tab/><text:tab/><text:tab/>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</text:p>
      <text:p text:style-name="P5">Month<text:tab/><text:tab/><text:tab/><text:tab/><text:tab/><text:tab/></text:p>
      <text:p text:style-name="P5">Year<text:tab/><text:tab/><text:tab/><text:tab/><text:tab/><text:tab/>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Hebrew language, biblical. Classical languages.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</text:p>
      <text:p text:style-name="P5">(Synagogue) Sermon<text:tab/><text:tab/><text:tab/><text:tab/>Y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12</text:p>
      <text:p text:style-name="P5">Number of Sheets<text:tab/><text:tab/><text:tab/><text:tab/>5</text:p>
      <text:p text:style-name="P5">Fragment<text:tab/><text:tab/><text:tab/><text:tab/><text:tab/></text:p>
      <text:p text:style-name="P5">Pagination <text:tab/><text:tab/><text:tab/><text:tab/><text:tab/>Y, beginning with page 3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Gian Battista Vico, David Samuel Luzzatto, Asdrubal, Hannibal, Professor Renan, Lammenais, De Beneditti</text:p>
      <text:p text:style-name="P5">Additional Places mentioned: Carthage, Malta</text:p>
      <text:p text:style-name="P5">Additional Dates mentioned:</text:p>
      <text:p text:style-name="P5"/>
      <text:p text:style-name="P5">VI. Notes</text:p>
      <text:p text:style-name="P5"/>
      <text:p text:style-name="P5">Pages 1 &amp; 2 are missing.</text:p>
      <text:p text:style-name="P5"/>
      <text:p text:style-name="P5">VII Transcription</text:p>
      <text:p text:style-name="P3">(Symbols: ?=uncertain; []=supplied information; /=end of line)</text:p>
      <text:p text:style-name="P3"><text:span text:style-name="T1"/></text:p>
      <text:p text:style-name="P3">[Page 3]</text:p>
      <text:p text:style-name="P2">The want of a Free Translation/</text:p>
      <text:p text:style-name="P2">of the Bible, worthy of the original/</text:p>
      <text:p text:style-name="P2"/>
      <text:p text:style-name="P6">Originality of the Hebrew<text:span text:style-name="T2">/</text:span></text:p>
      <text:p text:style-name="P6"><text:span text:style-name="T2">[?]/</text:span></text:p>
      <text:p text:style-name="P7"><text:span text:style-name="T2">Experimental Science, whose foundations were almost/ intuitively laid by the great Neopolitan genius +,/ the science seeking into man's primitive manner of/ speaking, though made rich by the fruits of profound/ researches, may still gather treasures in the field/ of the Hebrew language, of that language which/ stands at the basis of all Semitic </text:span><text:span text:style-name="T3">±</text:span><text:span text:style-name="T4"> tongues, as/ these are appropriately or inappropriately called./ <text:s/>Hebrew </text:span><text:span text:style-name="T5">and</text:span><text:span text:style-name="T6"> Chaldaic, twin-sisters, preserve in/ their whole structure notable traces of their origin-/-ality. <text:s/>They have, moreover,--I must be permitted/</text:span></text:p>
      <text:p text:style-name="P7"><text:span text:style-name="T6"/></text:p>
      <text:p text:style-name="P7"><text:span text:style-name="T6">+Gian Battista Vico, a deep thinker of the 17</text:span><text:span text:style-name="T7">th</text:span><text:span text:style-name="T8">/ century, in his "Principles of a new science, regarding/ the common origin of all nations."/</text:span></text:p>
      <text:p text:style-name="P7"><text:span text:style-name="T8">The celebrated David Samuel Luzzatto, considering the name/ </text:span><text:span text:style-name="T9">Semitic</text:span><text:span text:style-name="T8"> given to such languages, not exact, because the Ethio-/pian, spoken by the descendants of Ham, is comprised in the same/ group, calls them "triliteral" that is, having three letters/ for their root./</text:span></text:p>
      <text:p text:style-name="P7"><text:soft-page-break/><text:span text:style-name="T8"/></text:p>
      <text:p text:style-name="P7"><text:span text:style-name="T8">[Page 4]</text:span></text:p>
      <text:p text:style-name="P7"><text:span text:style-name="T8">the simile--, they have the vigorous aspect, the/ ardent yet bold looks peculiar to the age of adolescence./ <text:s/>The Sanskrit + and the Prakrit, but chiefly the/ first, as the mother of Indo-European-tongues, fails,/ on the contrary, to show the originality claimed for it./ <text:s/>The copiousness of expressions, the facility with which/ it can be moulded into compound-words, the abstract/ terms in which it abounds, the multiplicity of/ Grammatical rules, all combines to attest, that, though/ confessedly ancient, it is the result of mature reflection,/ an emanation of the cloister, reflecting the minds of/ sacerdotal castes, and not evincing a spontaneous and self-/developing creation of the masses. <text:s/>So true it is,/ that in order to find in the Sanskrit the simplicity/ natural to a primitive language, the learned have ima-/-gined and sought to have detected the existence of </text:span><text:span text:style-name="T9">older</text:span><text:span text:style-name="T8">/ dialects, now said to be almost extinct, from which it/ drew its derivation. <text:s/>Not so with the Hebrew./ <text:s/>Its construction manifestly proves it original./</text:span></text:p>
      <text:p text:style-name="P7"><text:span text:style-name="T8"/></text:p>
      <text:p text:style-name="P7"><text:span text:style-name="T8">+ Represented by some philologists as the most original of spoken/ languages./</text:span></text:p>
      <text:p text:style-name="P7"><text:span text:style-name="T8"/></text:p>
      <text:p text:style-name="P7"><text:span text:style-name="T8">[Page 5]</text:span></text:p>
      <text:p text:style-name="P7"><text:span text:style-name="T8">It produces its own testimonials, not only in the limited/ number of words it contains, which number, however, has/ been considerably underrated, but in the inflexibility it in-/-variably maintains, and by reason of which every term/ keeps its distinct individuality, assuming occasionally/ a different sense, according to the manner in which it/ is used, but never lending itself to being refashioned at/ pleasure. <text:s/>The few abstract</text:span><text:span text:style-name="T12">s</text:span><text:span text:style-name="T8"> terms it possesses,/ mostly retain their ingenious and at once striking/ meaning. <text:s/>The few roots on which the tree of the/ Hebrew language rises, have the character, common to/ Semitic tongues; they are formed of three letters, which/ the frequent changes in vowel-points render at/ times monosyllables. <text:s/>And so does the Hebrew/ visibly come the very nearest to the monosyllabic/ languages, which reason suggests to have been first/ spoken by the human race in its infancy./</text:span></text:p>
      <text:p text:style-name="P7"><text:span text:style-name="T8"/></text:p>
      <text:p text:style-name="P7"><text:span text:style-name="T8">[Page 6]</text:span></text:p>
      <text:p text:style-name="P6"><text:span text:style-name="T8">The name of the Deity in Hebrew./</text:span></text:p>
      <text:p text:style-name="P7"><text:span text:style-name="T8">Remarkable in the Hebrew is its decided and positive/ character. <text:s/>It gives it an air of austerity, but renders/ it preeminently fit to become the hand-maid of religion,/ speaking authoritatively to the mind, or rather to the/ feelings. <text:s/>I have said "of religion" but not of mysti-/-cism; for, Biblical diction has none of that vague/ and indefinite phraseology of other tongues, and espe-/-cially of the Oriental, which dims, if it does not alto-/-gether hide under a thick veil, ideas connected with su-/-pernatural things. <text:s/>The thoughts set forth are/ always clear and forcible. <text:s/>I do not know in what/ language of either a people in his primitive simplicity, or/ of one highly cultivated has the ineffable name of the/ Supreme </text:span><text:span text:style-name="T12">Being</text:span><text:span text:style-name="T8"> been presented more plainly and </text:span><text:span text:style-name="T12">yet</text:span><text:span text:style-name="T8"> withal more/ expressively. <text:s/>For by the sign of the Future tense with/ which it begins, the Eternity and Infinity of God are sug-/-gested to our intellects, and while the </text:span><text:span text:style-name="T9">Yod</text:span><text:span text:style-name="T8"> + points to/ His personal existence, radically excluding pantheistic theories,/ the remaining letters </text:span><text:span text:style-name="T10">±</text:span><text:span text:style-name="T8"> denote His presence, all-pervading &amp; ubiquitous./ <text:s/></text:span></text:p>
      <text:p text:style-name="P7"><text:span text:style-name="T8">+ The sign of the 3</text:span><text:span text:style-name="T7">d</text:span><text:span text:style-name="T8"> person./</text:span></text:p>
      <text:p text:style-name="P7"><text:span text:style-name="T10">±</text:span><text:span text:style-name="T8"> According to Debenedeth, all the three letters [Hebrew] stand to signify the/ Present tense./</text:span></text:p>
      <text:p text:style-name="P7"><text:span text:style-name="T8"/></text:p>
      <text:p text:style-name="P7"><text:span text:style-name="T8">[Page 7]</text:span></text:p>
      <text:p text:style-name="P7"><text:span text:style-name="T8">Thus, the name of the Being worshipped[sic!] by the Jewish/ race and round which have, of course, clustered thousands/ of both mystical and pious interpretations; the name of/ which the </text:span><text:span text:style-name="T9">Jovis</text:span><text:span text:style-name="T8"> (Jupiter) of the heathens is but a/ faint echo, reveals in its real sound and formation, the/ simplest Theism. <text:s/>It almost typifies the ideas/ natural with the people of Israel; the same ideas/ which their language brightly reflects./</text:span></text:p>
      <text:p text:style-name="P6"><text:soft-page-break/><text:span text:style-name="T8"><text:tab/></text:span><text:span text:style-name="T12">Close</text:span><text:span text:style-name="T8"> Identity between the Phoenician and Hebrew-languages/ </text:span></text:p>
      <text:p text:style-name="P7"><text:span text:style-name="T8">Deserving of special attention to the student of Hebrew are/ the disinterred documents and relics of the Phoenician people--the/ British of antiquity. <text:s/>First and successful navigators,/ inventors of the Alphabet, creators of many branches of/ industry, an agricultural and at the same time a tra-/-ding nation, learned but sensual and avaricious and/ cruelly idolators, burning human victims to fierce gods,/ the history of their achievements and of their follies will/ improve the student of philology. <text:s/>Specially the/ European will be interested in the amount of knowledge/</text:span></text:p>
      <text:p text:style-name="P7"><text:span text:style-name="T8"/></text:p>
      <text:p text:style-name="P7"><text:span text:style-name="T8">[Page 8]</text:span></text:p>
      <text:p text:style-name="P7"><text:span text:style-name="T8">to be derived from searching into the past of that/ people. <text:s/>For they left the impress of their power/ beyond the continent of Asia, and established colonies/ as far as Sicily, Sardinia, Malta, Spain and the/ Balearic isles. <text:s/>The founders of new Carthage,/ of that Carthage, where the commercial genius/ and insatiable will of the Phoenician race, came to a deadly/ battle with the conquering genius and stern will of/ the Latin race, can still be asked, and they will give/ us instruction. <text:s/>Carthage fell, and as the epic/ bard had written, no vestige was left of even her ruins./ <text:s/>But traces of her political and civil life are stamped/ on medals, which the earth, wherein they were hidden, was/ made to return. <text:s/>What the spirit of research/ has met in various places on which Carthage sat her/ foot, discloses the analogy nay, the identity existing/ between the language she spoke and the language/ of the Bible./</text:span></text:p>
      <text:p text:style-name="P7"><text:span text:style-name="T8">Whence does the word Carthage itself draw its deriva-/-tion, but from </text:span><text:span text:style-name="T9">Kart</text:span><text:span text:style-name="T11">á</text:span><text:span text:style-name="T8">, in Scriptural Chaldaic "City"/ and doubtless in this instance, the </text:span><text:span text:style-name="T9">city par excellence</text:span><text:span text:style-name="T8">?/</text:span></text:p>
      <text:p text:style-name="P7"><text:span text:style-name="T8"/></text:p>
      <text:p text:style-name="P7"><text:span text:style-name="T8">[Page 9]</text:span></text:p>
      <text:p text:style-name="P7"><text:span text:style-name="T8">"Suffetes" and "Sirnes" are styled her magistrates,/ and the appellation brings to mind the ancient </text:span><text:span text:style-name="T9">Judges</text:span><text:span text:style-name="T8">/ of Israel and the </text:span><text:span text:style-name="T9">Chiefs</text:span><text:span text:style-name="T8"> of Philistia. + <text:s/>The illus-/-trious generals Asdrubal and Hannibal, recall the/ impassioned oratory of the prophets against the wor-/-ship of the debasing Baal. <text:s/>For while the first/ appears to signify "His help is Baal" </text:span><text:span text:style-name="T10">±</text:span><text:span text:style-name="T8">, the second/ may be interpreted "My vigour is Baal" </text:span><text:span text:style-name="T10">ǂ</text:span><text:span text:style-name="T8">. <text:s/>And might/ not the father of the renowned chieftan, have been sur-/-named </text:span><text:span text:style-name="T9">Barcas</text:span><text:span text:style-name="T8"> from "Barak," lightning, because of/ the shining glory he attained in his campaign </text:span><text:span text:style-name="T12">in</text:span><text:span text:style-name="T8"> against the/ Spanish country? <text:s/>Now in the same manner as with regard to/ proper nouns, so </text:span><text:span text:style-name="T12">likewise</text:span><text:span text:style-name="T8"> touching geographical names,/ the closest similarity may be discovered between the/ Phoenician and the Hebrew. <text:s/>The isle of Malta,/ to which the </text:span><text:span text:style-name="T12">ancient</text:span><text:span text:style-name="T8"> olden people of Africa emigrated,/</text:span></text:p>
      <text:p text:style-name="P7"><text:span text:style-name="T8"/></text:p>
      <text:p text:style-name="P7"><text:span text:style-name="T8">+ Shofet</text:span><text:span text:style-name="T10">é</text:span><text:span text:style-name="T8"> Israel. <text:s/>Sarn</text:span><text:span text:style-name="T10">é</text:span><text:span text:style-name="T8"> Philishtim./</text:span></text:p>
      <text:p text:style-name="P7"><text:span text:style-name="T10">±</text:span><text:span text:style-name="T8"> [Hebrew] <text:s/></text:span><text:span text:style-name="T10">ǂ</text:span><text:span text:style-name="T8"> [Hebrew]/</text:span></text:p>
      <text:p text:style-name="P7"><text:span text:style-name="T8"/></text:p>
      <text:p text:style-name="P7"><text:span text:style-name="T8">[Page 10]</text:span></text:p>
      <text:p text:style-name="P7"><text:span text:style-name="T8">and the world </text:span><text:span text:style-name="T9">Malat</text:span><text:span text:style-name="T8">, to take refuge, are very/ nearly alike. <text:s/>Etna and </text:span><text:span text:style-name="T9">Atun</text:span><text:span text:style-name="T8">, a burning/ furnace, bear a strong affinity to each other. <text:s/>And/ none can be </text:span><text:span text:style-name="T12">cet</text:span><text:span text:style-name="T8"> certain that the </text:span><text:span text:style-name="T12">river</text:span><text:span text:style-name="T8"> euphonic Arno the river flowing/ through the charming city of Florence, was not bo-/-rowed from Arnon of Holy Writ. +/</text:span></text:p>
      <text:p text:style-name="P7"><text:span text:style-name="T8">We should not rely upon these seeming evidences of iden-/-tity, without father and deeper investigations; for they will/ be apt to mislead. <text:s/>Yet, amid the thick darkness which/ time has cast over the past, names of places are to the/ student of the origin of people, like a </text:span><text:span text:style-name="T12">feeble</text:span><text:span text:style-name="T8"> light spark/ to a night-traveller[sic!]. <text:s/></text:span><text:span text:style-name="T12">He</text:span><text:span text:style-name="T8"> Journeying through inhospi-/-table and unexplored regions; he sees a </text:span><text:span text:style-name="T12">light</text:span><text:span text:style-name="T8"> bright spot looming from a/ distance, and believes he is approaching a settlement </text:span><text:span text:style-name="T12">spot</text:span><text:span text:style-name="T8">./ <text:s/>Sometime that spark is a mere vapor rising from the/ ground, and deceiving the unwary traveller[sic!]. <text:s/>But it/ sometimes proves a beacon guiding the weary pilgrim/ to his resting-place. <text:s/>In fact, through the/ dense obscurity pervading pre-historic ages, we have/</text:span></text:p>
      <text:p text:style-name="P7"><text:span text:style-name="T8"/></text:p>
      <text:p text:style-name="P7"><text:span text:style-name="T8">+ A number of words on which De Beneditti tries his/ ingenuity, are omitted in this translation, not to </text:span><text:soft-page-break/><text:span text:style-name="T8">fatigue the reader./</text:span></text:p>
      <text:p text:style-name="P7"><text:span text:style-name="T8"/></text:p>
      <text:p text:style-name="P7"><text:span text:style-name="T8">[Page 11]</text:span></text:p>
      <text:p text:style-name="P7"><text:span text:style-name="T8">no other guide but names, and in the absence of books,/ the must be read attentively and meditated upon./</text:span></text:p>
      <text:p text:style-name="P7"><text:span text:style-name="T8"/></text:p>
      <text:p text:style-name="P6"><text:span text:style-name="T8">The want of a free </text:span><text:span text:style-name="T12">Biblical</text:span><text:span text:style-name="T8"> translation of the Bible worthy of the original./</text:span></text:p>
      <text:p text:style-name="P6"><text:span text:style-name="T8"/></text:p>
      <text:p text:style-name="P7"><text:span text:style-name="T8">Professor Renan, lecturing on the study of the Semitic/ languages, and descanting on the exalted merits of Bibli-/-cal literature, said once to the students who had crowded/ around that without the book of Psalms, Lamminais/ would not have become so powerful a writer. <text:s/>But/ this distinguished French author drew inspiration from/ a mediatory agency, from a version of the Hebrew/ Psalter. <text:s/>Had he beheld the sublime majesty investing/ the original, even his incisive style would have gained/ in vigour. <text:s/>For, immutable are the beauties Holy/ Writ possesses. <text:s/>To feel their influence, they must be seen/ in their primitive splendour. <text:s/>They will fade under/ the pencil attempting to reproduce them./</text:span></text:p>
      <text:p text:style-name="P7"><text:span text:style-name="T8">Still, acknowledging the extraordinary difficulties, with/ which the task of giving the world a translation/</text:span></text:p>
      <text:p text:style-name="P7"><text:span text:style-name="T8"/></text:p>
      <text:p text:style-name="P7"><text:span text:style-name="T8">[Page 12]</text:span></text:p>
      <text:p text:style-name="P7"><text:span text:style-name="T8">worthy of the Scriptures is beset, we may express/ surprise that Homer and Virgil should have had admirers/ who have represented them becomingly, and the Bible few or/ none. <text:s/>None, most assuredly, </text:span><text:span text:style-name="T12">that</text:span><text:span text:style-name="T8"> whose production/ may compare favorably in elegance of diction and poetical/ excellencies with the various and marvellous[sic!] rendering/ of Greek and Latin authors. <text:s/>The lack of a work/ of such a nature is universally felt./</text:span></text:p>
      <text:p text:style-name="P7"><text:span text:style-name="T8">Perhaps the youths of our time, infused with enthusiasm/ for the grandest of volumes, may assume the arduous/ but glorious undertaking +. <text:s/>To perform it well,/ the Spirit of poetry must rule the soul, and a through[sic!]/ knowledge of </text:span><text:span text:style-name="T12">two</text:span><text:span text:style-name="T8"> languages sway the mind. <text:s/>But/ the rare qualities needed for its accomplishment, may/ not, we hope, have wholly died away./</text:span></text:p>
      <text:p text:style-name="P7"><text:span text:style-name="T8"/></text:p>
      <text:p text:style-name="P7"><text:span text:style-name="T8">+ In this branch, like in all others pertaining to Hebrew/ literature, Germans, have, in a great number, successfully/ labored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21T14:46:53.61</meta:creation-date>
    <meta:document-statistic meta:table-count="0" meta:image-count="0" meta:object-count="0" meta:page-count="5" meta:paragraph-count="103" meta:word-count="1888" meta:character-count="12044"/>
    <dc:date>2013-02-21T15:54:05.63</dc:date>
    <meta:editing-duration>PT14M50S</meta:editing-duration>
    <meta:editing-cycles>1</meta:editing-cycles>
    <meta:generator>OpenOffice.org/3.4.1$Win32 OpenOffice.org_project/341m1$Build-9593</meta:generator>
  </office:meta>
</office:document-meta>
</file>